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4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8 月 份" calcext:value-type="string">
              <text:p><text:s text:c="7"/>中 華 民 國 97 年 8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240" calcext:value-type="float">
            <text:p><text:s text:c="3"/>4,24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8" calcext:value-type="float">
            <text:p><text:s text:c="3"/>2.18 </text:p>
          </table:table-cell>
          <table:table-cell table:style-name="ce29" office:value-type="float" office:value="4084" calcext:value-type="float">
            <text:p><text:s text:c="3"/>4,08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" calcext:value-type="float">
            <text:p><text:s text:c="3"/>2.10 </text:p>
          </table:table-cell>
          <table:table-cell table:style-name="ce29" office:value-type="float" office:value="14866" calcext:value-type="float">
            <text:p><text:s text:c="3"/>14,866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3" calcext:value-type="float">
            <text:p><text:s text:c="3"/>7.63 </text:p>
          </table:table-cell>
          <table:table-cell table:style-name="ce29" office:value-type="float" office:value="10782" calcext:value-type="float">
            <text:p><text:s text:c="3"/>10,782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3" calcext:value-type="float">
            <text:p><text:s text:c="3"/>5.53 </text:p>
          </table:table-cell>
          <table:table-cell table:style-name="ce29" office:value-type="float" office:value="3999" calcext:value-type="float">
            <text:p><text:s text:c="3"/>3,99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5" calcext:value-type="float">
            <text:p><text:s text:c="3"/>2.05 </text:p>
          </table:table-cell>
          <table:table-cell table:style-name="ce29" office:value-type="float" office:value="4916" calcext:value-type="float">
            <text:p><text:s text:c="3"/>4,91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101" calcext:value-type="float">
            <text:p><text:s text:c="3"/>4,10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1" calcext:value-type="float">
            <text:p><text:s text:c="3"/>2.11 </text:p>
          </table:table-cell>
          <table:table-cell table:style-name="ce29" office:value-type="float" office:value="4037" calcext:value-type="float">
            <text:p><text:s text:c="3"/>4,03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8" calcext:value-type="float">
            <text:p><text:s text:c="3"/>2.08 </text:p>
          </table:table-cell>
          <table:table-cell table:style-name="ce29" office:value-type="float" office:value="14790" calcext:value-type="float">
            <text:p><text:s text:c="3"/>14,79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2" calcext:value-type="float">
            <text:p><text:s text:c="3"/>7.62 </text:p>
          </table:table-cell>
          <table:table-cell table:style-name="ce29" office:value-type="float" office:value="10753" calcext:value-type="float">
            <text:p><text:s text:c="3"/>10,75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29" office:value-type="float" office:value="3993" calcext:value-type="float">
            <text:p><text:s text:c="3"/>3,993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6" calcext:value-type="float">
            <text:p><text:s text:c="3"/>2.06 </text:p>
          </table:table-cell>
          <table:table-cell table:style-name="ce29" office:value-type="float" office:value="4906" calcext:value-type="float">
            <text:p><text:s text:c="3"/>4,90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6446" calcext:value-type="float">
            <text:p><text:s text:c="3"/>6,446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6" calcext:value-type="float">
            <text:p><text:s text:c="3"/>4.06 </text:p>
          </table:table-cell>
          <table:table-cell table:style-name="ce29" office:value-type="float" office:value="3602" calcext:value-type="float">
            <text:p><text:s text:c="3"/>3,60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7" calcext:value-type="float">
            <text:p><text:s text:c="3"/>2.27 </text:p>
          </table:table-cell>
          <table:table-cell table:style-name="ce29" office:value-type="float" office:value="12440" calcext:value-type="float">
            <text:p><text:s text:c="3"/>12,440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29" office:value-type="float" office:value="8838" calcext:value-type="float">
            <text:p><text:s text:c="3"/>8,838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29" office:value-type="float" office:value="3187" calcext:value-type="float">
            <text:p><text:s text:c="3"/>3,18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1" calcext:value-type="float">
            <text:p><text:s text:c="3"/>2.01 </text:p>
          </table:table-cell>
          <table:table-cell table:style-name="ce29" office:value-type="float" office:value="4035" calcext:value-type="float">
            <text:p><text:s text:c="3"/>4,03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417" calcext:value-type="float">
            <text:p><text:s text:c="3"/>3,41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8" calcext:value-type="float">
            <text:p><text:s text:c="3"/>10.58 </text:p>
          </table:table-cell>
          <table:table-cell table:style-name="ce30" office:value-type="float" office:value="1060" calcext:value-type="float">
            <text:p><text:s text:c="3"/>1,060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30" office:value-type="float" office:value="2430" calcext:value-type="float">
            <text:p><text:s text:c="3"/>2,43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370" calcext:value-type="float">
            <text:p><text:s text:c="3"/>1,37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4" calcext:value-type="float">
            <text:p><text:s text:c="3"/>4.24 </text:p>
          </table:table-cell>
          <table:table-cell table:style-name="ce30" office:value-type="float" office:value="819" calcext:value-type="float">
            <text:p><text:s text:c="3"/>81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3" calcext:value-type="float">
            <text:p><text:s text:c="3"/>2.53 </text:p>
          </table:table-cell>
          <table:table-cell table:style-name="ce30" office:value-type="float" office:value="933" calcext:value-type="float">
            <text:p><text:s text:c="3"/>93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42" calcext:value-type="float">
            <text:p><text:s text:c="3"/>142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4" calcext:value-type="float">
            <text:p><text:s text:c="3"/>3.64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30" office:value-type="float" office:value="295" calcext:value-type="float">
            <text:p><text:s text:c="3"/>29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125" calcext:value-type="float">
            <text:p><text:s text:c="3"/>2,125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26" office:value-type="float" office:value="12.88" calcext:value-type="float">
            <text:p><text:s text:c="3"/>12.88 </text:p>
          </table:table-cell>
          <table:table-cell table:style-name="ce30" office:value-type="float" office:value="783" calcext:value-type="float">
            <text:p><text:s text:c="3"/>78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1477" calcext:value-type="float">
            <text:p><text:s text:c="3"/>1,477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5" calcext:value-type="float">
            <text:p><text:s text:c="3"/>8.95 </text:p>
          </table:table-cell>
          <table:table-cell table:style-name="ce30" office:value-type="float" office:value="694" calcext:value-type="float">
            <text:p><text:s text:c="3"/>69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411" calcext:value-type="float">
            <text:p><text:s text:c="3"/>41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9" calcext:value-type="float">
            <text:p><text:s text:c="3"/>2.49 </text:p>
          </table:table-cell>
          <table:table-cell table:style-name="ce30" office:value-type="float" office:value="486" calcext:value-type="float">
            <text:p><text:s text:c="3"/>48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70" calcext:value-type="float">
            <text:p><text:s text:c="3"/>570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26" office:value-type="float" office:value="13.46" calcext:value-type="float">
            <text:p><text:s text:c="3"/>13.46 </text:p>
          </table:table-cell>
          <table:table-cell table:style-name="ce30" office:value-type="float" office:value="205" calcext:value-type="float">
            <text:p><text:s text:c="3"/>20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453" calcext:value-type="float">
            <text:p><text:s text:c="3"/>453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69" calcext:value-type="float">
            <text:p><text:s text:c="3"/>10.69 </text:p>
          </table:table-cell>
          <table:table-cell table:style-name="ce30" office:value-type="float" office:value="248" calcext:value-type="float">
            <text:p><text:s text:c="3"/>24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1" calcext:value-type="float">
            <text:p><text:s text:c="3"/>2.31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0" calcext:value-type="float">
            <text:p><text:s/>－10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30" office:value-type="float" office:value="391" calcext:value-type="float">
            <text:p><text:s text:c="3"/>39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1" calcext:value-type="float">
            <text:p><text:s text:c="3"/>7.11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1" calcext:value-type="float">
            <text:p><text:s text:c="3"/>2.21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27" calcext:value-type="float">
            <text:p><text:s text:c="3"/>72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473" calcext:value-type="float">
            <text:p><text:s text:c="3"/>473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9" calcext:value-type="float">
            <text:p><text:s text:c="3"/>3.59 </text:p>
          </table:table-cell>
          <table:table-cell table:style-name="ce30" office:value-type="float" office:value="1100" calcext:value-type="float">
            <text:p><text:s text:c="3"/>1,10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5" calcext:value-type="float">
            <text:p><text:s text:c="3"/>8.35 </text:p>
          </table:table-cell>
          <table:table-cell table:style-name="ce30" office:value-type="float" office:value="627" calcext:value-type="float">
            <text:p><text:s text:c="3"/>62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6" calcext:value-type="float">
            <text:p><text:s text:c="3"/>4.76 </text:p>
          </table:table-cell>
          <table:table-cell table:style-name="ce30" office:value-type="float" office:value="234" calcext:value-type="float">
            <text:p><text:s text:c="3"/>23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8" calcext:value-type="float">
            <text:p><text:s text:c="3"/>1.78 </text:p>
          </table:table-cell>
          <table:table-cell table:style-name="ce30" office:value-type="float" office:value="320" calcext:value-type="float">
            <text:p><text:s text:c="3"/>3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95" calcext:value-type="float">
            <text:p><text:s/>－95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5" calcext:value-type="float">
            <text:p><text:s/>－0.85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6" calcext:value-type="float">
            <text:p><text:s text:c="3"/>2.36 </text:p>
          </table:table-cell>
          <table:table-cell table:style-name="ce30" office:value-type="float" office:value="923" calcext:value-type="float">
            <text:p><text:s text:c="3"/>923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" calcext:value-type="float">
            <text:p><text:s text:c="3"/>8.30 </text:p>
          </table:table-cell>
          <table:table-cell table:style-name="ce30" office:value-type="float" office:value="661" calcext:value-type="float">
            <text:p><text:s text:c="3"/>661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8" calcext:value-type="float">
            <text:p><text:s/>－4.28 </text:p>
          </table:table-cell>
          <table:table-cell table:style-name="ce30" office:value-type="float" office:value="-43" calcext:value-type="float">
            <text:p><text:s/>－43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5" calcext:value-type="float">
            <text:p><text:s/>－0.95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333" calcext:value-type="float">
            <text:p><text:s text:c="3"/>33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7" calcext:value-type="float">
            <text:p><text:s text:c="3"/>1.77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56" calcext:value-type="float">
            <text:p><text:s/>－356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8" calcext:value-type="float">
            <text:p><text:s/>－5.80 </text:p>
          </table:table-cell>
          <table:table-cell table:style-name="ce30" office:value-type="float" office:value="-63" calcext:value-type="float">
            <text:p><text:s/>－63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3" calcext:value-type="float">
            <text:p><text:s/>－1.03 </text:p>
          </table:table-cell>
          <table:table-cell table:style-name="ce30" office:value-type="float" office:value="427" calcext:value-type="float">
            <text:p><text:s text:c="3"/>427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6" calcext:value-type="float">
            <text:p><text:s text:c="3"/>6.96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8" calcext:value-type="float">
            <text:p><text:s text:c="3"/>7.98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9" calcext:value-type="float">
            <text:p><text:s text:c="3"/>1.79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48" calcext:value-type="float">
            <text:p><text:s/>－248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33" calcext:value-type="float">
            <text:p><text:s/>－5.33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349" calcext:value-type="float">
            <text:p><text:s text:c="3"/>34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1" calcext:value-type="float">
            <text:p><text:s text:c="3"/>7.51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30" office:value-type="float" office:value="639" calcext:value-type="float">
            <text:p><text:s text:c="3"/>63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616" calcext:value-type="float">
            <text:p><text:s text:c="3"/>61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" calcext:value-type="float">
            <text:p><text:s text:c="3"/>1.40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2" calcext:value-type="float">
            <text:p><text:s text:c="3"/>1.92 </text:p>
          </table:table-cell>
          <table:table-cell table:style-name="ce30" office:value-type="float" office:value="805" calcext:value-type="float">
            <text:p><text:s text:c="3"/>80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603" calcext:value-type="float">
            <text:p><text:s text:c="3"/>60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30" office:value-type="float" office:value="272" calcext:value-type="float">
            <text:p><text:s text:c="3"/>27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21" calcext:value-type="float">
            <text:p><text:s/>－321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8" calcext:value-type="float">
            <text:p><text:s/>－4.28 </text:p>
          </table:table-cell>
          <table:table-cell table:style-name="ce30" office:value-type="float" office:value="-26" calcext:value-type="float">
            <text:p><text:s/>－26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30" office:value-type="float" office:value="545" calcext:value-type="float">
            <text:p><text:s text:c="3"/>54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6" calcext:value-type="float">
            <text:p><text:s text:c="3"/>7.26 </text:p>
          </table:table-cell>
          <table:table-cell table:style-name="ce30" office:value-type="float" office:value="571" calcext:value-type="float">
            <text:p><text:s text:c="3"/>57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61" calcext:value-type="float">
            <text:p><text:s text:c="3"/>7.61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7" calcext:value-type="float">
            <text:p><text:s text:c="3"/>1.67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4" calcext:value-type="float">
            <text:p><text:s/>－194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26" office:value-type="float" office:value="-9.85" calcext:value-type="float">
            <text:p><text:s/>－9.85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9" calcext:value-type="float">
            <text:p><text:s text:c="3"/>8.89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5" calcext:value-type="float">
            <text:p><text:s text:c="3"/>2.95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97" calcext:value-type="float">
            <text:p><text:s/>－397 </text:p>
          </table:table-cell>
          <table:table-cell table:style-name="ce26" office:value-type="float" office:value="-1.16" calcext:value-type="float">
            <text:p><text:s/>－1.16 </text:p>
          </table:table-cell>
          <table:table-cell table:style-name="ce26" office:value-type="float" office:value="-13.69" calcext:value-type="float">
            <text:p><text:s/>－13.69 </text:p>
          </table:table-cell>
          <table:table-cell table:style-name="ce30" office:value-type="float" office:value="-52" calcext:value-type="float">
            <text:p><text:s/>－52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9" calcext:value-type="float">
            <text:p><text:s/>－1.79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48" calcext:value-type="float">
            <text:p><text:s text:c="3"/>3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6" office:value-type="float" office:value="1.49" calcext:value-type="float">
            <text:p><text:s text:c="3"/>1.49 </text:p>
          </table:table-cell>
          <table:table-cell table:style-name="ce26" office:value-type="float" office:value="17.56" calcext:value-type="float">
            <text:p><text:s text:c="3"/>17.56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6" calcext:value-type="float">
            <text:p><text:s/>－2.1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9" calcext:value-type="float">
            <text:p><text:s text:c="3"/>6.99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6" calcext:value-type="float">
            <text:p><text:s text:c="3"/>9.16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6" calcext:value-type="float">
            <text:p><text:s text:c="3"/>2.16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79" calcext:value-type="float">
            <text:p><text:s/>－79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" calcext:value-type="float">
            <text:p><text:s/>－2.40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5" calcext:value-type="float">
            <text:p><text:s text:c="3"/>2.55 </text:p>
          </table:table-cell>
          <table:table-cell table:style-name="ce18" office:value-type="float" office:value="106" calcext:value-type="float">
            <text:p><text:s text:c="3"/>10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77" calcext:value-type="float">
            <text:p><text:s text:c="3"/>577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26" office:value-type="float" office:value="16.92" calcext:value-type="float">
            <text:p><text:s text:c="3"/>16.92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30" office:value-type="float" office:value="402" calcext:value-type="float">
            <text:p><text:s text:c="3"/>402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78" calcext:value-type="float">
            <text:p><text:s text:c="3"/>11.78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8" calcext:value-type="float">
            <text:p><text:s text:c="3"/>2.58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492" calcext:value-type="float">
            <text:p><text:s text:c="3"/>492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6" calcext:value-type="float">
            <text:p><text:s text:c="3"/>5.46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" calcext:value-type="float">
            <text:p><text:s text:c="3"/>3.20 </text:p>
          </table:table-cell>
          <table:table-cell table:style-name="ce30" office:value-type="float" office:value="678" calcext:value-type="float">
            <text:p><text:s text:c="3"/>67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3" calcext:value-type="float">
            <text:p><text:s text:c="3"/>7.53 </text:p>
          </table:table-cell>
          <table:table-cell table:style-name="ce30" office:value-type="float" office:value="390" calcext:value-type="float">
            <text:p><text:s text:c="3"/>390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3" calcext:value-type="float">
            <text:p><text:s text:c="3"/>4.33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8" calcext:value-type="float">
            <text:p><text:s text:c="3"/>1.88 </text:p>
          </table:table-cell>
          <table:table-cell table:style-name="ce18" office:value-type="float" office:value="245" calcext:value-type="float">
            <text:p><text:s text:c="3"/>245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1" calcext:value-type="float">
            <text:p><text:s text:c="3"/>4.61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5" calcext:value-type="float">
            <text:p><text:s text:c="3"/>7.45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4" calcext:value-type="float">
            <text:p><text:s text:c="3"/>1.34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27" calcext:value-type="float">
            <text:p><text:s/>127 </text:p>
          </table:table-cell>
          <table:table-cell table:style-name="ce27" office:value-type="float" office:value="0.17" calcext:value-type="float">
            <text:p><text:s text:c="3"/>0.17 </text:p>
          </table:table-cell>
          <table:table-cell table:style-name="ce27" office:value-type="float" office:value="1.95" calcext:value-type="float">
            <text:p><text:s text:c="3"/>1.95 </text:p>
          </table:table-cell>
          <table:table-cell table:style-name="ce31" office:value-type="float" office:value="140" calcext:value-type="float">
            <text:p><text:s text:c="3"/>140 </text:p>
          </table:table-cell>
          <table:table-cell table:style-name="ce28" office:value-type="float" office:value="0.18" calcext:value-type="float">
            <text:p><text:s text:c="3"/>0.18 </text:p>
          </table:table-cell>
          <table:table-cell table:style-name="ce28" office:value-type="float" office:value="2.15" calcext:value-type="float">
            <text:p><text:s text:c="3"/>2.15 </text:p>
          </table:table-cell>
          <table:table-cell table:style-name="ce31" office:value-type="float" office:value="488" calcext:value-type="float">
            <text:p><text:s text:c="3"/>488 </text:p>
          </table:table-cell>
          <table:table-cell table:style-name="ce28" office:value-type="float" office:value="0.64" calcext:value-type="float">
            <text:p><text:s text:c="3"/>0.64 </text:p>
          </table:table-cell>
          <table:table-cell table:style-name="ce28" office:value-type="float" office:value="7.51" calcext:value-type="float">
            <text:p><text:s text:c="3"/>7.51 </text:p>
          </table:table-cell>
          <table:table-cell table:style-name="ce31" office:value-type="float" office:value="348" calcext:value-type="float">
            <text:p><text:s text:c="3"/>348 </text:p>
          </table:table-cell>
          <table:table-cell table:style-name="ce28" office:value-type="float" office:value="0.45" calcext:value-type="float">
            <text:p><text:s text:c="3"/>0.45 </text:p>
          </table:table-cell>
          <table:table-cell table:style-name="ce28" office:value-type="float" office:value="5.35" calcext:value-type="float">
            <text:p><text:s text:c="3"/>5.35 </text:p>
          </table:table-cell>
          <table:table-cell table:style-name="ce31" office:value-type="float" office:value="101" calcext:value-type="float">
            <text:p><text:s text:c="3"/>101 </text:p>
          </table:table-cell>
          <table:table-cell table:style-name="ce28" office:value-type="float" office:value="0.13" calcext:value-type="float">
            <text:p><text:s text:c="3"/>0.13 </text:p>
          </table:table-cell>
          <table:table-cell table:style-name="ce28" office:value-type="float" office:value="1.55" calcext:value-type="float">
            <text:p><text:s text:c="3"/>1.55 </text:p>
          </table:table-cell>
          <table:table-cell table:style-name="ce20" office:value-type="float" office:value="149" calcext:value-type="float">
            <text:p><text:s text:c="3"/>149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2585" calcext:value-type="float">
            <text:p><text:s/>－2,585 </text:p>
          </table:table-cell>
          <table:table-cell table:style-name="ce25" office:value-type="float" office:value="-0.98" calcext:value-type="float">
            <text:p><text:s/>－0.98 </text:p>
          </table:table-cell>
          <table:table-cell table:style-name="ce25" office:value-type="float" office:value="-11.61" calcext:value-type="float">
            <text:p><text:s/>－11.61 </text:p>
          </table:table-cell>
          <table:table-cell table:style-name="ce29" office:value-type="float" office:value="312" calcext:value-type="float">
            <text:p><text:s text:c="3"/>312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" calcext:value-type="float">
            <text:p><text:s text:c="3"/>1.40 </text:p>
          </table:table-cell>
          <table:table-cell table:style-name="ce29" office:value-type="float" office:value="1496" calcext:value-type="float">
            <text:p><text:s text:c="3"/>1,496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1184" calcext:value-type="float">
            <text:p><text:s text:c="3"/>1,18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29" office:value-type="float" office:value="558" calcext:value-type="float">
            <text:p><text:s text:c="3"/>55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1" calcext:value-type="float">
            <text:p><text:s text:c="3"/>2.51 </text:p>
          </table:table-cell>
          <table:table-cell table:style-name="ce17" office:value-type="float" office:value="497" calcext:value-type="float">
            <text:p><text:s text:c="3"/>49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529" calcext:value-type="float">
            <text:p><text:s/>－529 </text:p>
          </table:table-cell>
          <table:table-cell table:style-name="ce26" office:value-type="float" office:value="-2.5" calcext:value-type="float">
            <text:p><text:s/>－2.50 </text:p>
          </table:table-cell>
          <table:table-cell table:style-name="ce26" office:value-type="float" office:value="-29.56" calcext:value-type="float">
            <text:p><text:s/>－29.56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5" calcext:value-type="float">
            <text:p><text:s text:c="3"/>2.35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300" calcext:value-type="float">
            <text:p><text:s/>－300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5.51" calcext:value-type="float">
            <text:p><text:s/>－15.51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2" calcext:value-type="float">
            <text:p><text:s/>－0.52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3" calcext:value-type="float">
            <text:p><text:s text:c="3"/>2.43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614" calcext:value-type="float">
            <text:p><text:s/>－614 </text:p>
          </table:table-cell>
          <table:table-cell table:style-name="ce26" office:value-type="float" office:value="-1.95" calcext:value-type="float">
            <text:p><text:s/>－1.95 </text:p>
          </table:table-cell>
          <table:table-cell table:style-name="ce26" office:value-type="float" office:value="-23" calcext:value-type="float">
            <text:p><text:s/>－23.00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2" calcext:value-type="float">
            <text:p><text:s text:c="3"/>2.32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5" calcext:value-type="float">
            <text:p><text:s text:c="3"/>7.45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5" calcext:value-type="float">
            <text:p><text:s text:c="3"/>2.75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421" calcext:value-type="float">
            <text:p><text:s/>－421 </text:p>
          </table:table-cell>
          <table:table-cell table:style-name="ce26" office:value-type="float" office:value="-2.63" calcext:value-type="float">
            <text:p><text:s/>－2.63 </text:p>
          </table:table-cell>
          <table:table-cell table:style-name="ce26" office:value-type="float" office:value="-31.08" calcext:value-type="float">
            <text:p><text:s/>－31.08 </text:p>
          </table:table-cell>
          <table:table-cell table:style-name="ce32" office:value-type="float" office:value="11" calcext:value-type="float">
            <text:p><text:s text:c="3"/>11 </text:p>
          </table:table-cell>
          <table:table-cell table:style-name="ce34" office:value-type="float" office:value="0.07" calcext:value-type="float">
            <text:p><text:s text:c="3"/>0.07 </text:p>
          </table:table-cell>
          <table:table-cell table:style-name="ce34" office:value-type="float" office:value="0.81" calcext:value-type="float">
            <text:p><text:s text:c="3"/>0.81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2" calcext:value-type="float">
            <text:p><text:s text:c="3"/>5.32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4" calcext:value-type="float">
            <text:p><text:s text:c="3"/>2.14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311" calcext:value-type="float">
            <text:p><text:s/>－311 </text:p>
          </table:table-cell>
          <table:table-cell table:style-name="ce26" office:value-type="float" office:value="-2.47" calcext:value-type="float">
            <text:p><text:s/>－2.47 </text:p>
          </table:table-cell>
          <table:table-cell table:style-name="ce26" office:value-type="float" office:value="-29.19" calcext:value-type="float">
            <text:p><text:s/>－29.19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1" calcext:value-type="float">
            <text:p><text:s text:c="3"/>2.91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" calcext:value-type="float">
            <text:p><text:s text:c="3"/>7.10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4" calcext:value-type="float">
            <text:p><text:s text:c="3"/>3.64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86" calcext:value-type="float">
            <text:p><text:s/>－5.86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" calcext:value-type="float">
            <text:p><text:s text:c="3"/>1.80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1" calcext:value-type="float">
            <text:p><text:s text:c="3"/>2.21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98" calcext:value-type="float">
            <text:p><text:s/>－98 </text:p>
          </table:table-cell>
          <table:table-cell table:style-name="ce26" office:value-type="float" office:value="-0.86" calcext:value-type="float">
            <text:p><text:s/>－0.86 </text:p>
          </table:table-cell>
          <table:table-cell table:style-name="ce26" office:value-type="float" office:value="-10.19" calcext:value-type="float">
            <text:p><text:s/>－10.19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4" calcext:value-type="float">
            <text:p><text:s text:c="3"/>3.54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9" calcext:value-type="float">
            <text:p><text:s text:c="3"/>2.39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99" calcext:value-type="float">
            <text:p><text:s text:c="3"/>199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3" calcext:value-type="float">
            <text:p><text:s text:c="3"/>8.83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6" calcext:value-type="float">
            <text:p><text:s text:c="3"/>3.06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1" calcext:value-type="float">
            <text:p><text:s text:c="3"/>3.81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5" calcext:value-type="float">
            <text:p><text:s text:c="3"/>2.35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248" calcext:value-type="float">
            <text:p><text:s/>－248 </text:p>
          </table:table-cell>
          <table:table-cell table:style-name="ce26" office:value-type="float" office:value="-0.86" calcext:value-type="float">
            <text:p><text:s/>－0.86 </text:p>
          </table:table-cell>
          <table:table-cell table:style-name="ce26" office:value-type="float" office:value="-10.21" calcext:value-type="float">
            <text:p><text:s/>－10.21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2" calcext:value-type="float">
            <text:p><text:s text:c="3"/>2.72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73" calcext:value-type="float">
            <text:p><text:s/>－173 </text:p>
          </table:table-cell>
          <table:table-cell table:style-name="ce26" office:value-type="float" office:value="-0.69" calcext:value-type="float">
            <text:p><text:s/>－0.69 </text:p>
          </table:table-cell>
          <table:table-cell table:style-name="ce26" office:value-type="float" office:value="-8.17" calcext:value-type="float">
            <text:p><text:s/>－8.17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240" calcext:value-type="float">
            <text:p><text:s text:c="3"/>24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6" calcext:value-type="float">
            <text:p><text:s text:c="3"/>1.86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9" office:value-type="float" office:value="854" calcext:value-type="float">
            <text:p><text:s text:c="3"/>8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29" office:value-type="float" office:value="731" calcext:value-type="float">
            <text:p><text:s text:c="3"/>731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2" calcext:value-type="float">
            <text:p><text:s text:c="3"/>1.92 </text:p>
          </table:table-cell>
          <table:table-cell table:style-name="ce17" office:value-type="float" office:value="374" calcext:value-type="float">
            <text:p><text:s text:c="3"/>37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05" calcext:value-type="float">
            <text:p><text:s/>－105 </text:p>
          </table:table-cell>
          <table:table-cell table:style-name="ce26" office:value-type="float" office:value="-3.69" calcext:value-type="float">
            <text:p><text:s/>－3.69 </text:p>
          </table:table-cell>
          <table:table-cell table:style-name="ce26" office:value-type="float" office:value="-43.61" calcext:value-type="float">
            <text:p><text:s/>－43.61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83" calcext:value-type="float">
            <text:p><text:s/>－5.83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3" calcext:value-type="float">
            <text:p><text:s text:c="3"/>3.33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5" calcext:value-type="float">
            <text:p><text:s text:c="3"/>9.15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" calcext:value-type="float">
            <text:p><text:s text:c="3"/>2.50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46" office:value-type="float" office:value="4.16" calcext:value-type="float">
            <text:p><text:s text:c="3"/>4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59" calcext:value-type="float">
            <text:p><text:s text:c="3"/>259 </text:p>
          </table:table-cell>
          <table:table-cell table:style-name="ce26" office:value-type="float" office:value="2.09" calcext:value-type="float">
            <text:p><text:s text:c="3"/>2.09 </text:p>
          </table:table-cell>
          <table:table-cell table:style-name="ce26" office:value-type="float" office:value="24.65" calcext:value-type="float">
            <text:p><text:s text:c="3"/>24.65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7" calcext:value-type="float">
            <text:p><text:s text:c="3"/>2.57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8" calcext:value-type="float">
            <text:p><text:s text:c="3"/>8.18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32" calcext:value-type="float">
            <text:p><text:s text:c="3"/>332 </text:p>
          </table:table-cell>
          <table:table-cell table:style-name="ce26" office:value-type="float" office:value="1.77" calcext:value-type="float">
            <text:p><text:s text:c="3"/>1.77 </text:p>
          </table:table-cell>
          <table:table-cell table:style-name="ce26" office:value-type="float" office:value="20.92" calcext:value-type="float">
            <text:p><text:s text:c="3"/>20.92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8" calcext:value-type="float">
            <text:p><text:s text:c="3"/>2.58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6" calcext:value-type="float">
            <text:p><text:s text:c="3"/>3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17" calcext:value-type="float">
            <text:p><text:s text:c="3"/>11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8" calcext:value-type="float">
            <text:p><text:s text:c="3"/>2.08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80" calcext:value-type="float">
            <text:p><text:s/>－180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96" calcext:value-type="float">
            <text:p><text:s/>－5.96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6" calcext:value-type="float">
            <text:p><text:s text:c="3"/>1.26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2" calcext:value-type="float">
            <text:p><text:s text:c="3"/>1.92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26" office:value-type="float" office:value="-11.59" calcext:value-type="float">
            <text:p><text:s/>－11.59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3" calcext:value-type="float">
            <text:p><text:s text:c="3"/>3.93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4" calcext:value-type="float">
            <text:p><text:s text:c="3"/>4.14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7" calcext:value-type="float">
            <text:p><text:s text:c="3"/>2.07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16" calcext:value-type="float">
            <text:p><text:s/>－5.16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8" calcext:value-type="float">
            <text:p><text:s/>－2.38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9" calcext:value-type="float">
            <text:p><text:s text:c="3"/>1.59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95" calcext:value-type="float">
            <text:p><text:s/>－95 </text:p>
          </table:table-cell>
          <table:table-cell table:style-name="ce26" office:value-type="float" office:value="-0.51" calcext:value-type="float">
            <text:p><text:s/>－0.51 </text:p>
          </table:table-cell>
          <table:table-cell table:style-name="ce26" office:value-type="float" office:value="-5.98" calcext:value-type="float">
            <text:p><text:s/>－5.98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6" calcext:value-type="float">
            <text:p><text:s/>－1.76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" calcext:value-type="float">
            <text:p><text:s text:c="3"/>1.70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2" calcext:value-type="float">
            <text:p><text:s text:c="3"/>3.1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2" calcext:value-type="float">
            <text:p><text:s text:c="3"/>1.82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6" office:value-type="float" office:value="-1.07" calcext:value-type="float">
            <text:p><text:s/>－1.07 </text:p>
          </table:table-cell>
          <table:table-cell table:style-name="ce26" office:value-type="float" office:value="-12.68" calcext:value-type="float">
            <text:p><text:s/>－12.68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8" calcext:value-type="float">
            <text:p><text:s text:c="3"/>2.38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3" calcext:value-type="float">
            <text:p><text:s text:c="3"/>8.3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9" calcext:value-type="float">
            <text:p><text:s text:c="3"/>1.59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7" calcext:value-type="float">
            <text:p><text:s text:c="3"/>3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26" office:value-type="float" office:value="-3.09" calcext:value-type="float">
            <text:p><text:s/>－3.09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1" calcext:value-type="float">
            <text:p><text:s text:c="3"/>2.71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1" calcext:value-type="float">
            <text:p><text:s text:c="3"/>2.01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39" calcext:value-type="float">
            <text:p><text:s text:c="3"/>139 </text:p>
          </table:table-cell>
          <table:table-cell table:style-name="ce25" office:value-type="float" office:value="1.49" calcext:value-type="float">
            <text:p><text:s text:c="3"/>1.49 </text:p>
          </table:table-cell>
          <table:table-cell table:style-name="ce25" office:value-type="float" office:value="17.61" calcext:value-type="float">
            <text:p><text:s text:c="3"/>17.61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5" calcext:value-type="float">
            <text:p><text:s text:c="3"/>5.95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62" calcext:value-type="float">
            <text:p><text:s text:c="3"/>9.62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7" calcext:value-type="float">
            <text:p><text:s text:c="3"/>3.67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27" calcext:value-type="float">
            <text:p><text:s text:c="3"/>1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68" calcext:value-type="float">
            <text:p><text:s text:c="3"/>168 </text:p>
          </table:table-cell>
          <table:table-cell table:style-name="ce26" office:value-type="float" office:value="2.02" calcext:value-type="float">
            <text:p><text:s text:c="3"/>2.02 </text:p>
          </table:table-cell>
          <table:table-cell table:style-name="ce26" office:value-type="float" office:value="23.8" calcext:value-type="float">
            <text:p><text:s text:c="3"/>23.80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7" calcext:value-type="float">
            <text:p><text:s text:c="3"/>9.7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8" calcext:value-type="float">
            <text:p><text:s text:c="3"/>3.68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7" calcext:value-type="float">
            <text:p><text:s text:c="3"/>1.27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9" calcext:value-type="float">
            <text:p><text:s/>－29 </text:p>
          </table:table-cell>
          <table:table-cell table:style-name="ce28" office:value-type="float" office:value="-2.93" calcext:value-type="float">
            <text:p><text:s/>－2.93 </text:p>
          </table:table-cell>
          <table:table-cell table:style-name="ce28" office:value-type="float" office:value="-34.64" calcext:value-type="float">
            <text:p><text:s/>－34.64 </text:p>
          </table:table-cell>
          <table:table-cell table:style-name="ce33" office:value-type="float" office:value="4" calcext:value-type="float">
            <text:p><text:s text:c="3"/>4 </text:p>
          </table:table-cell>
          <table:table-cell table:style-name="ce35" office:value-type="float" office:value="0.41" calcext:value-type="float">
            <text:p><text:s text:c="3"/>0.41 </text:p>
          </table:table-cell>
          <table:table-cell table:style-name="ce35" office:value-type="float" office:value="4.79" calcext:value-type="float">
            <text:p><text:s text:c="3"/>4.79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1" calcext:value-type="float">
            <text:p><text:s text:c="3"/>0.71 </text:p>
          </table:table-cell>
          <table:table-cell table:style-name="ce28" office:value-type="float" office:value="8.37" calcext:value-type="float">
            <text:p><text:s text:c="3"/>8.37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59" calcext:value-type="float">
            <text:p><text:s text:c="3"/>3.59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9月8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9-05T17:27:59</dc:date>
    <meta:print-date>2008-08-05T16:55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